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3"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4"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5" style:family="paragraph" style:parent-style-name="Standard">
      <style:paragraph-properties fo:text-align="start" style:justify-single-word="false"/>
      <style:text-properties fo:font-weight="normal" officeooo:rsid="0003de80" officeooo:paragraph-rsid="0004a465" style:font-weight-asian="normal" style:font-weight-complex="normal"/>
    </style:style>
    <style:style style:name="P6" style:family="paragraph" style:parent-style-name="Standard">
      <style:paragraph-properties fo:text-align="start" style:justify-single-word="false"/>
      <style:text-properties fo:font-weight="normal" officeooo:rsid="0004a465" officeooo:paragraph-rsid="0004a465" style:font-weight-asian="normal" style:font-weight-complex="normal"/>
    </style:style>
    <style:style style:name="P7"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8" style:family="paragraph" style:parent-style-name="Standard">
      <style:paragraph-properties fo:text-align="start" style:justify-single-word="false"/>
      <style:text-properties fo:font-weight="normal" officeooo:rsid="00063a3b" officeooo:paragraph-rsid="00063a3b" style:font-weight-asian="normal" style:font-weight-complex="normal"/>
    </style:style>
    <style:style style:name="P9" style:family="paragraph" style:parent-style-name="Standard">
      <style:paragraph-properties fo:text-align="start" style:justify-single-word="false"/>
      <style:text-properties fo:font-weight="normal" officeooo:rsid="00063a3b" officeooo:paragraph-rsid="000758c7" style:font-weight-asian="normal" style:font-weight-complex="normal"/>
    </style:style>
    <style:style style:name="P10" style:family="paragraph" style:parent-style-name="Standard">
      <style:paragraph-properties fo:text-align="start" style:justify-single-word="false"/>
      <style:text-properties fo:font-weight="normal" officeooo:rsid="000ac5d3" officeooo:paragraph-rsid="000bfb19" style:font-weight-asian="normal" style:font-weight-complex="normal"/>
    </style:style>
    <style:style style:name="P11"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77d59"/>
    </style:style>
    <style:style style:name="T6" style:family="text">
      <style:text-properties officeooo:rsid="0008035a"/>
    </style:style>
    <style:style style:name="T7" style:family="text">
      <style:text-properties fo:font-style="italic" style:font-style-asian="italic" style:font-style-complex="italic"/>
    </style:style>
    <style:style style:name="T8" style:family="text">
      <style:text-properties officeooo:rsid="00090b14"/>
    </style:style>
    <style:style style:name="T9" style:family="text">
      <style:text-properties officeooo:rsid="00093ec4"/>
    </style:style>
    <style:style style:name="T10" style:family="text">
      <style:text-properties officeooo:rsid="000bfb19"/>
    </style:style>
    <style:style style:name="T11" style:family="text">
      <style:text-properties officeooo:rsid="000c20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métrage des Routeurs : </text:p>
      <text:p text:style-name="P2"/>
      <text:p text:style-name="P3"/>
      <text:p text:style-name="P3"><text:tab/>Avant de paramétrer les route<text:span text:style-name="T3">u</text:span>rs, il faudra prendre connaissance du plan d’adressage et du <text:span text:style-name="T7">schéma topologique</text:span> ci-joint dans les annexes. Pour le matériel, il faudra vous munir <text:span text:style-name="T1">de 3 routeurs, </text:span>d’un ordinateur, d’un câble console, de câbles droit, <text:span text:style-name="T6">de</text:span> <text:span text:style-name="T4">câbles croisés</text:span> <text:span text:style-name="T1">et de câbles série</text:span>. <text:span text:style-name="T1">En fonction de votre système d’exploitation, il vous faut télécharger une application qui servira d’interface pour configurer les routeurs. Vous pouvez utilisez « Minicom » sous Linux ou alors « PuTTy » sous Windows.</text:span></text:p>
      <text:p text:style-name="P3"/>
      <text:p text:style-name="P3"><text:span text:style-name="T1"><text:tab/>Un routeur possède différents modes d’utilisateurs. En vous connectant a l’interface du routeur, vous êtes en mode utilisateur. Dans ce mode, vous pouvez vous connectez en mode privilégié avec la commande « enable ». Dans le mode privilégié vous pouvez vous connecter en mode de configuration globale avec la commande « configuration terminal ». Si vous souhaitez revenir au mode précédent, vous pouvez utiliser la commande « exit ». Chaque mode possède ses propres commandes et n’a pas les mêmes utilités. </text:span></text:p>
      <text:p text:style-name="P4"/>
      <text:p text:style-name="P4"><text:tab/><text:tab/>Utilisateur <text:tab/>&gt;<text:tab/> Privilégié<text:tab/> &gt;<text:tab/> Configuration Globale</text:p>
      <text:p text:style-name="P4"/>
      <text:p text:style-name="P5">Il est important de <text:span text:style-name="T2">nommer</text:span> votre router pour ne <text:span text:style-name="T2">pas le confondre avec les autres</text:span>. Pour cela, il <text:span text:style-name="T2">faut</text:span> vous placer en <text:span text:style-name="T8">c</text:span>onfiguration <text:span text:style-name="T8">g</text:span>lobale et saisir la <text:span text:style-name="T8">c</text:span>ommande « <text:span text:style-name="T8">h</text:span>ostname » suivi<text:span text:style-name="T8">e</text:span> d’un espace et du <text:span text:style-name="T8">n</text:span>om convenu dans la Topologie. <text:span text:style-name="T2">En restant dans ce mode, <text:s/>vous pouvez ensuite accéder aux modes de configuration d’interface. Il suffit de taper la commande « interface » suivit d’un espace et du nom du port choisis. <text:s/>Exemple : « interface fastethernet 0/0 ».</text:span></text:p>
      <text:p text:style-name="P5"/>
      <text:p text:style-name="P6"><text:span text:style-name="T4">Dans le mode de configuration d’interface, p</text:span>our attribu<text:span text:style-name="T4">er</text:span> <text:span text:style-name="T4">à une interface</text:span> l’adresse prévu<text:span text:style-name="T9">e</text:span> par le plan d’adressage, vous devez saisir la commande « ip address » suivit d’un espace, de l’adresse IP, d’un autre espace et du masque. <text:span text:style-name="T5">Exemple « ip address 12.0.0.2 255.255.255.252 »</text:span></text:p>
      <text:p text:style-name="P9"><text:s/>La commande « <text:span text:style-name="T9">c</text:span>lock Rate 56000 » <text:span text:style-name="T4">doit être utilisée pour les ports connectés avec le côté femelle des câbles séries. </text:span>Sur notre schéma topologie, <text:span text:style-name="T4">il s’agit des ports</text:span> Serial 0/1/0.</text:p>
      <text:p text:style-name="P7">La commande « <text:span text:style-name="T9">n</text:span>o shutown » permet ensuite d’activer le port sélectionné. </text:p>
      <text:p text:style-name="P8"/>
      <text:p text:style-name="P7"><text:span text:style-name="T9">S</text:span>aisissez <text:span text:style-name="T9">l</text:span>a commande « <text:span text:style-name="T9">s</text:span>how ip interface brief ». Cela vous montrera l’état de vos ports <text:span text:style-name="T9">et si les dernières modifications ont bien été prises en compte.</text:span></text:p>
      <text:p text:style-name="P6"/>
      <text:p text:style-name="P10">Pour la Fastethernet 0/0 des routeurs 4 et 5, nous utilisons le service DHCP. C’est un protocole qui distribue des adresses IP aux périphériques ce connectant aux réseau des routeurs concernés. </text:p>
      <text:p text:style-name="P10"><text:span text:style-name="T10">Pour mettre en place il faut vous connecté en mode Configuration globale et saisir la commande « ip dhcp pool » suivi d’un espace et du nom que vous voulez attribué au DHCP. Le mode dhcp-config est alors activés. Il vous faut ensuite saisir la commande « network » suivi d’un espace, de l’adresse du réseaux que vous voulez utiliser, d’un espace et d’un masque. Cela fixera la plage d’adresse réseaux que DHCP pourra utilisé pour attribué une adresse à un périphérique. </text:span></text:p>
      <text:p text:style-name="P11">La commande « dns-server » suivi d’un espace et de l’adresse de votre <text:span text:style-name="T11">serveur DNS. Cela est nécessaire pour le fonctionnement du DHCP. Le serveur DNS permet de relier un nom de domaine avec une adresse IP. Il faudra aussi définir votre passerelle par default a l’aide de la commande « default-router » suivi de votre passerelle par defaul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3-18T17:10:46.127048012</dc:date>
    <meta:editing-duration>PT47M33S</meta:editing-duration>
    <meta:editing-cycles>4</meta:editing-cycles>
    <meta:generator>LibreOffice/6.0.7.3$Linux_X86_64 LibreOffice_project/00m0$Build-3</meta:generator>
    <meta:document-statistic meta:table-count="0" meta:image-count="0" meta:object-count="0" meta:page-count="1" meta:paragraph-count="12" meta:word-count="537" meta:character-count="3233" meta:non-whitespace-character-count="2691"/>
  </office:meta>
</office:document-meta>
</file>